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fo:keep-together="auto" fo:orphans="0" fo:widows="0" fo:padding="0in" fo:border="none" fo:keep-with-next="auto"/>
    </style:style>
    <style:style style:name="P2" style:family="paragraph" style:parent-style-name="Standard" style:master-page-name="Standard">
      <style:paragraph-properties fo:margin-top="0in" fo:margin-bottom="0in" loext:contextual-spacing="false" fo:keep-together="auto" fo:orphans="0" fo:widows="0" style:page-number="1" fo:padding="0in" fo:border="none" fo:keep-with-next="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u start with a way to analyze the logic underlying a statement or a belief, and to store that logical analysis along with the statement. <text:s/>Now you can build up a database representing your belief system, and understand how your beliefs interrelate, or even find places where your beliefs conflict with one another.</text:p>
      <text:p text:style-name="P1"/>
      <text:p text:style-name="P1">Now, if many users entered their beliefs into the system, there is the possibility of a new sort of social networking site. <text:s/>If we could find a way to let all the users share the same set of subjects about which they are reasoning (and we believe we have) we could link the reasoning of all the users. <text:s/>For example the system could search for places where another user has created a valid argument involving premisses that you accept, and drawing a conclusion that you reject. <text:s/>You would then have to either change your own conclusion, or change your position on one or more premiss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 meta:word-count="158" meta:character-count="900" meta:non-whitespace-character-count="740"/>
    <meta:generator>LibreOfficeDev/5.1.0.3$Linux_X86_64 LibreOffice_project/</meta:generator>
  </office:meta>
</office:document-meta>
</file>